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3C0000026D70D96EC6B9D30AF6.png" manifest:media-type="image/png"/>
  <manifest:file-entry manifest:full-path="Pictures/10000000000004220000031A0AF85F1C071E4B8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print_20_Plans-title">
      <style:graphic-properties fo:min-height="4.8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29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Blueprint_20_Plans-title">
      <style:graphic-properties fo:min-height="3.506cm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start"/>
      <style:text-properties fo:font-size="30pt" fo:language="en" fo:country="US" style:font-size-asian="30pt" style:font-size-complex="30pt"/>
    </style:style>
    <style:style style:name="T1" style:family="text">
      <style:text-properties fo:color="#ffffff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0pt" fo:language="en" fo:country="US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 xml:id="id1" draw:id="id1">
        <office:forms form:automatic-focus="false" form:apply-design-mode="false"/>
        <draw:frame presentation:style-name="pr1" draw:layer="layout" svg:width="25.199cm" svg:height="4.8cm" svg:x="1.4cm" svg:y="3cm" presentation:class="title">
          <draw:text-box>
            <text:p>005 Sintaxis de JavaScript</text:p>
          </draw:text-box>
        </draw:frame>
        <draw:frame presentation:style-name="pr2" draw:text-style-name="P1" draw:layer="layout" svg:width="25.199cm" svg:height="10.2cm" svg:x="1.4cm" svg:y="8.8cm" presentation:class="subtitle" presentation:user-transformed="true">
          <draw:text-box>
            <text:p><text:span text:style-name="T1">Bienvenido 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xml:id="id2" draw:id="id2">
        <office:forms form:automatic-focus="false" form:apply-design-mode="false"/>
        <draw:frame presentation:style-name="pr4" draw:layer="layout" svg:width="18.8cm" svg:height="3.506cm" svg:x="1.4cm" svg:y="0.837cm" presentation:class="title" presentation:user-transformed="true">
          <draw:text-box>
            <text:p>Valores de JavaScri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Los valores fijos se llaman literales. </text:p>
                  </text:list-item>
                  <text:list-item>
                    <text:p>Los valores variables se llaman variables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xml:id="id3" draw:id="id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úmeros y texto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Los números se escriben con o sin decimales:</text:p>
                    <text:p/>
                  </text:list-item>
                  <text:list-item>
                    <text:p>Las cadenas son texto, escrito entre comillas dobles o simples: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xml:id="id4" draw:id="id4">
        <office:forms form:automatic-focus="false" form:apply-design-mode="false"/>
        <draw:frame presentation:style-name="pr4" draw:layer="layout" svg:width="22.599cm" svg:height="3.506cm" svg:x="-0.199cm" svg:y="1cm" presentation:class="title" presentation:user-transformed="true">
          <draw:text-box>
            <text:p>Variables de JavaScri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En un lenguaje de programación, las variables se utilizan para almacenar valores de datos.</text:p>
                    <text:p/>
                  </text:list-item>
                  <text:list-item>
                    <text:p>JavaScript usa la palabra clave var para declarar variables y el <text:s/>signo igual para asignar el valor <text:s/>a la variable.</text:p>
                  </text:list-item>
                </text:list>
                <text:p/>
              </text:list-header>
            </text:list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xml:id="id5" draw:id="id5">
        <office:forms form:automatic-focus="false" form:apply-design-mode="false"/>
        <draw:frame presentation:style-name="pr4" draw:layer="layout" svg:width="20.6cm" svg:height="3.506cm" svg:x="1.4cm" svg:y="0.837cm" presentation:class="title" presentation:user-transformed="true">
          <draw:text-box>
            <text:p>Operadores JavaScri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JavaScript utiliza operadores aritméticos (+ - * /) para calcular valores:</text:p>
                  </text:list-item>
                  <text:list-item>
                    <text:p>JavaScript usa un operador de asignación (=) para asignar valores a las variables:</text:p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xml:id="id6" draw:id="id6">
        <office:forms form:automatic-focus="false" form:apply-design-mode="false"/>
        <draw:frame presentation:style-name="pr4" draw:layer="layout" svg:width="20.4cm" svg:height="3.506cm" svg:x="1.4cm" svg:y="0.837cm" presentation:class="title" presentation:user-transformed="true">
          <draw:text-box>
            <text:p>Expresiones JavaScri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Una expresión es una combinación de valores, variables y operadores, que se calcula en un valor.</text:p>
                    <text:p/>
                  </text:list-item>
                  <text:list-item>
                    <text:p>Los valores pueden ser de varios tipos, como números y cadenas.</text:p>
                    <text:p/>
                  </text:list-item>
                </text:list>
              </text:list-header>
            </text:list>
          </draw:text-box>
        </draw:frame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xml:id="id7" draw:id="id7">
        <office:forms form:automatic-focus="false" form:apply-design-mode="false"/>
        <draw:frame presentation:style-name="pr4" draw:text-style-name="P3" draw:layer="layout" svg:width="20.2cm" svg:height="3.506cm" svg:x="1.4cm" svg:y="0.837cm" presentation:class="title" presentation:user-transformed="true">
          <draw:text-box>
            <text:p><text:span text:style-name="T2">Palabras clave de JavaScrip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Las palabras clave de JavaScript se utilizan para identificar acciones a realizar.</text:p>
                  </text:list-item>
                </text:list>
                <text:p/>
                <text:list>
                  <text:list-item text:start-value="1">
                    <text:p>La palabra clave var le dice al navegador que cree variables:</text:p>
                  </text:list-item>
                </text:list>
              </text:list-header>
            </text:list>
          </draw:text-box>
        </draw:frame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xml:id="id8" draw:id="id8">
        <office:forms form:automatic-focus="false" form:apply-design-mode="false"/>
        <draw:frame presentation:style-name="pr4" draw:layer="layout" svg:width="20.4cm" svg:height="3.506cm" svg:x="1.4cm" svg:y="0.837cm" presentation:class="title" presentation:user-transformed="true">
          <draw:text-box>
            <text:p>Comentarios de JavaScrip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No todas las declaraciones de JavaScript se 'ejecutan'.</text:p>
                  </text:list-item>
                </text:list>
                <text:p/>
                <text:list>
                  <text:list-item text:start-value="1">
                    <text:p>El código después de barras dobles // o </text:p>
                    <text:p>entre / * y * / se trata como un comentario.</text:p>
                  </text:list-item>
                </text:list>
                <text:p/>
                <text:list>
                  <text:list-item text:start-value="1">
                    <text:p>Los comentarios se ignoran y no se ejecutarán:</text:p>
                  </text:list-item>
                </text:list>
              </text:list-header>
            </text:list>
          </draw:text-box>
        </draw:frame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xml:id="id9" draw:id="id9">
        <office:forms form:automatic-focus="false" form:apply-design-mode="false"/>
        <draw:frame presentation:style-name="pr4" draw:text-style-name="P3" draw:layer="layout" svg:width="18.6cm" svg:height="3.506cm" svg:x="1.4cm" svg:y="0.837cm" presentation:class="title" presentation:user-transformed="true">
          <draw:text-box>
            <text:p><text:span text:style-name="T2">Identificadores de JavaScrip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Los identificadores son nombres.</text:p>
                  </text:list-item>
                </text:list>
                <text:p/>
                <text:list>
                  <text:list-item text:start-value="1">
                    <text:p>En JavaScript, los identificadores se usan para nombrar variables (y palabras clave, funciones y etiquetas).</text:p>
                  </text:list-item>
                  <text:list-item>
                    <text:p>Las reglas para los nombres legales son muy similares en la mayoría de los lenguajes de programación.</text:p>
                  </text:list-item>
                  <text:list-item>
                    <text:p>En JavaScript, el primer carácter debe ser una letra, un guión bajo (_) o un signo de dólar ($).</text:p>
                  </text:list-item>
                  <text:list-item>
                    <text:p>Los caracteres posteriores pueden ser letras, dígitos, guiones bajos o signos de dólar.</text:p>
                  </text:list-item>
                </text:list>
              </text:list-header>
            </text:list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xml:id="id10" draw:id="id10">
        <office:forms form:automatic-focus="false" form:apply-design-mode="false"/>
        <draw:frame presentation:style-name="pr4" draw:layer="layout" svg:width="20cm" svg:height="3.506cm" svg:x="1.4cm" svg:y="0.837cm" presentation:class="title" presentation:user-transformed="true">
          <draw:text-box>
            <text:p><text:span text:style-name="T2">Identificadores de JavaScript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list>
                  <text:list-header>
                    <text:p/>
                    <text:p/>
                  </text:list-header>
                  <text:list-item>
                    <text:p>JavaScript distingue mayúsculas de minúsculas</text:p>
                  </text:list-item>
                  <text:list-item>
                    <text:p>Todos los identificadores de JavaScript distinguen entre mayúsculas y minúsculas.</text:p>
                  </text:list-item>
                  <text:list-item>
                    <text:p>Escritura Camel Case “Lomo de camello”</text:p>
                  </text:list-item>
                </text:list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 xml:id="id11" draw:id="id11">
        <office:forms form:automatic-focus="false" form:apply-design-mode="false"/>
        <draw:frame presentation:style-name="pr7" draw:text-style-name="P4" draw:layer="layout" svg:width="19.999cm" svg:height="3.506cm" svg:x="6.6cm" svg:y="8.8cm" presentation:class="title" presentation:user-transformed="true">
          <draw:text-box>
            <text:p><text:span text:style-name="T3">Carlos Alemán </text:span><text:span text:style-name="T3"><text:line-break/></text:span><text:span text:style-name="T3">#codefuncod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74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úme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6T11:44:13.497175091</meta:creation-date>
    <meta:editing-duration>PT1H4M27S</meta:editing-duration>
    <meta:editing-cycles>7</meta:editing-cycles>
    <meta:generator>LibreOffice/6.0.7.3$Linux_X86_64 LibreOffice_project/00m0$Build-3</meta:generator>
    <dc:title>Blueprint Plans</dc:title>
    <meta:initial-creator>codefuncode </meta:initial-creator>
    <dc:date>2020-07-16T18:07:49.232232651</dc:date>
    <dc:creator>codefuncode </dc:creator>
    <meta:document-statistic meta:object-count="75"/>
  </office:meta>
</office:document-meta>
</file>